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CR" officeooo:rsid="0017c07f" officeooo:paragraph-rsid="0017c07f" style:font-size-asian="10.5pt"/>
    </style:style>
    <style:style style:name="P2" style:family="paragraph" style:parent-style-name="Standard">
      <style:text-properties fo:language="es" fo:country="CR" officeooo:rsid="0019eb23" officeooo:paragraph-rsid="0019eb23" style:font-size-asian="10.5pt"/>
    </style:style>
    <style:style style:name="P3" style:family="paragraph" style:parent-style-name="Standard">
      <style:text-properties fo:language="es" fo:country="CR" fo:font-weight="bold" officeooo:rsid="0017c07f" officeooo:paragraph-rsid="0017c07f" style:font-size-asian="10.5pt" style:font-weight-asian="bold" style:font-weight-complex="bold"/>
    </style:style>
    <style:style style:name="P4" style:family="paragraph" style:parent-style-name="Standard">
      <style:text-properties fo:language="es" fo:country="CR" fo:font-weight="bold" officeooo:rsid="0019eb23" officeooo:paragraph-rsid="0019eb23" style:font-size-asian="10.5pt" style:font-weight-asian="bold" style:font-weight-complex="bold"/>
    </style:style>
    <style:style style:name="P5" style:family="paragraph" style:parent-style-name="Standard">
      <style:text-properties fo:language="es" fo:country="CR" style:text-underline-style="solid" style:text-underline-width="auto" style:text-underline-color="font-color" fo:font-weight="bold" officeooo:rsid="0017c07f" officeooo:paragraph-rsid="0017c07f" style:font-size-asian="10.5pt" style:font-weight-asian="bold" style:font-weight-complex="bold"/>
    </style:style>
    <style:style style:name="P6" style:family="paragraph" style:parent-style-name="Standard">
      <style:text-properties fo:language="es" fo:country="CR" style:text-underline-style="solid" style:text-underline-width="auto" style:text-underline-color="font-color" officeooo:rsid="0019eb23" officeooo:paragraph-rsid="0019eb23" style:font-size-asian="10.5pt"/>
    </style:style>
    <style:style style:name="P7" style:family="paragraph" style:parent-style-name="Standard">
      <style:text-properties fo:language="es" fo:country="CR" style:text-underline-style="none" officeooo:rsid="0019eb23" officeooo:paragraph-rsid="0019eb23" style:font-size-asian="10.5pt"/>
    </style:style>
    <style:style style:name="P8" style:family="paragraph" style:parent-style-name="Standard">
      <style:text-properties fo:language="es" fo:country="CR" style:text-underline-style="none" officeooo:rsid="001bd084" officeooo:paragraph-rsid="001bd084" style:font-size-asian="10.5pt"/>
    </style:style>
    <style:style style:name="P9" style:family="paragraph" style:parent-style-name="Standard" style:list-style-name="L1">
      <style:text-properties fo:language="es" fo:country="CR" style:text-underline-style="none" officeooo:rsid="001bd084" officeooo:paragraph-rsid="001bd084" style:font-size-asian="10.5pt"/>
    </style:style>
    <style:style style:name="P10" style:family="paragraph" style:parent-style-name="Standard" style:list-style-name="L2">
      <style:text-properties fo:language="es" fo:country="CR" style:text-underline-style="none" officeooo:rsid="001bd084" officeooo:paragraph-rsid="001bd084" style:font-size-asian="10.5pt"/>
    </style:style>
    <style:style style:name="P11" style:family="paragraph" style:parent-style-name="Standard" style:list-style-name="L2">
      <style:text-properties fo:language="es" fo:country="CR" style:text-underline-style="none" officeooo:rsid="001d1718" officeooo:paragraph-rsid="001d1718" style:font-size-asian="10.5pt"/>
    </style:style>
    <style:style style:name="P12" style:family="paragraph" style:parent-style-name="Standard" style:list-style-name="L2">
      <style:text-properties fo:language="es" fo:country="CR" style:text-underline-style="none" officeooo:rsid="001d1718" officeooo:paragraph-rsid="001d8cbd" style:font-size-asian="10.5pt"/>
    </style:style>
    <style:style style:name="P13" style:family="paragraph" style:parent-style-name="Standard">
      <style:text-properties fo:language="es" fo:country="CR" style:text-underline-style="none" officeooo:rsid="001d1718" officeooo:paragraph-rsid="001d1718" style:font-size-asian="10.5pt"/>
    </style:style>
    <style:style style:name="P14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language="es" fo:country="CR" style:text-underline-style="none" officeooo:rsid="001d8cbd" officeooo:paragraph-rsid="001d8cbd" style:font-size-asian="10.5pt"/>
    </style:style>
    <style:style style:name="P15" style:family="paragraph" style:parent-style-name="Standard" style:list-style-name="L2">
      <style:text-properties fo:language="es" fo:country="CR" style:text-underline-style="none" officeooo:rsid="001d8cbd" officeooo:paragraph-rsid="001d8cbd" style:font-size-asian="10.5pt"/>
    </style:style>
    <style:style style:name="P16" style:family="paragraph" style:parent-style-name="Standard">
      <style:text-properties fo:language="es" fo:country="CR" style:text-underline-style="none" officeooo:rsid="001d8cbd" officeooo:paragraph-rsid="001d8cbd" style:font-size-asian="10.5pt"/>
    </style:style>
    <style:style style:name="P17" style:family="paragraph" style:parent-style-name="Standard">
      <style:text-properties fo:language="es" fo:country="CR" style:text-underline-style="none" officeooo:rsid="001eda26" officeooo:paragraph-rsid="001eda26" style:font-size-asian="10.5pt"/>
    </style:style>
    <style:style style:name="P18" style:family="paragraph" style:parent-style-name="Standard" style:list-style-name="L3">
      <style:text-properties fo:language="es" fo:country="CR" style:text-underline-style="none" officeooo:rsid="001eda26" officeooo:paragraph-rsid="001eda26" style:font-size-asian="10.5pt"/>
    </style:style>
    <style:style style:name="P19" style:family="paragraph" style:parent-style-name="Standard">
      <style:text-properties fo:language="es" fo:country="CR" style:text-underline-style="none" fo:font-weight="bold" officeooo:rsid="001bd084" officeooo:paragraph-rsid="001bd084" style:font-size-asian="10.5pt" style:font-weight-asian="bold" style:font-weight-complex="bold"/>
    </style:style>
    <style:style style:name="P20" style:family="paragraph" style:parent-style-name="Standard" style:list-style-name="L3">
      <style:text-properties fo:language="es" fo:country="CR" fo:font-style="italic" style:text-underline-style="none" officeooo:rsid="001eda26" officeooo:paragraph-rsid="001eda26" style:font-size-asian="10.5pt" style:font-style-asian="italic" style:font-style-complex="italic"/>
    </style:style>
    <style:style style:name="P21" style:family="paragraph" style:parent-style-name="Standard" style:list-style-name="L3">
      <style:text-properties fo:language="es" fo:country="CR" fo:font-style="normal" style:text-underline-style="none" officeooo:rsid="001eda26" officeooo:paragraph-rsid="001eda26" style:font-size-asian="10.5pt" style:font-style-asian="normal" style:font-style-complex="normal"/>
    </style:style>
    <style:style style:name="P22" style:family="paragraph" style:parent-style-name="Standard" style:list-style-name="L3">
      <style:text-properties fo:language="es" fo:country="CR" fo:font-style="normal" style:text-underline-style="none" officeooo:rsid="0020d097" officeooo:paragraph-rsid="0020d097" style:font-size-asian="10.5pt" style:font-style-asian="normal" style:font-style-complex="normal"/>
    </style:style>
    <style:style style:name="P23" style:family="paragraph" style:parent-style-name="Standard">
      <style:text-properties fo:language="es" fo:country="CR" fo:font-style="normal" style:text-underline-style="none" officeooo:rsid="0020d097" officeooo:paragraph-rsid="0020d097" style:font-size-asian="10.5pt" style:font-style-asian="normal" style:font-style-complex="normal"/>
    </style:style>
    <style:style style:name="P24" style:family="paragraph" style:parent-style-name="Standard" style:list-style-name="L4">
      <style:text-properties fo:language="es" fo:country="CR" fo:font-style="normal" style:text-underline-style="none" officeooo:rsid="0020d097" officeooo:paragraph-rsid="0020d097" style:font-size-asian="10.5pt" style:font-style-asian="normal" style:font-style-complex="normal"/>
    </style:style>
    <style:style style:name="P25" style:family="paragraph" style:parent-style-name="Standard" style:list-style-name="L5">
      <style:text-properties fo:language="es" fo:country="CR" fo:font-style="normal" style:text-underline-style="none" officeooo:rsid="0020d097" officeooo:paragraph-rsid="0020d097" style:font-size-asian="10.5pt" style:font-style-asian="normal" style:font-style-complex="normal"/>
    </style:style>
    <style:style style:name="P26" style:family="paragraph" style:parent-style-name="Standard" style:list-style-name="L2">
      <style:text-properties officeooo:paragraph-rsid="001d8cbd"/>
    </style:style>
    <style:style style:name="P27" style:family="paragraph" style:parent-style-name="Standard" style:list-style-name="L2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language="es" fo:country="CR" style:text-underline-style="none" officeooo:rsid="001d1718" officeooo:paragraph-rsid="001d8cbd" style:font-size-asian="10.5pt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-0.25in" style:auto-text-indent="false" fo:background-color="transparent"/>
      <style:text-properties fo:language="es" fo:country="CR" style:text-underline-style="none" officeooo:rsid="001d1718" officeooo:paragraph-rsid="001d8cbd" style:font-size-asian="10.5pt"/>
    </style:style>
    <style:style style:name="T1" style:family="text">
      <style:text-properties officeooo:rsid="0018261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d8cbd" style:font-style-asian="normal" style:font-style-complex="normal"/>
    </style:style>
    <style:style style:name="T5" style:family="text">
      <style:text-properties officeooo:rsid="001d8cbd"/>
    </style:style>
    <style:style style:name="T6" style:family="text">
      <style:text-properties officeooo:rsid="0020d0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ma: Administración de memoria </text:p>
      <text:p text:style-name="P1"/>
      <text:p text:style-name="P3">El ciclo de vida de un programa:</text:p>
      <text:p text:style-name="P1"/>
      <text:p text:style-name="P1">1- Edición: Construcción del código en un determinado lenguaje.</text:p>
      <text:p text:style-name="P1"/>
      <text:p text:style-name="P1">2- Compilación: Conversión del código a un lenguaje objetivo (tradicionalmente lenguaje máquina). Se chequea la consistencia del código, tipos, sintaxis..</text:p>
      <text:p text:style-name="P1"/>
      <text:p text:style-name="P1">3- Distribución: se empaqueta el programa en un ejecutable.</text:p>
      <text:p text:style-name="P1"/>
      <text:p text:style-name="P1">4- Enlace: se ligan dependencias y otras bibliotecas. El ligado puede ser estático (al compilar) o dinámico (las bibliotecas son externos).</text:p>
      <text:p text:style-name="P1"/>
      <text:p text:style-name="P1">5- <text:span text:style-name="T1">Carga: El programa se carga a memoria principal. Se le asignan recursos.</text:span></text:p>
      <text:p text:style-name="P1"/>
      <text:p text:style-name="P1">6- <text:span text:style-name="T1">Ejecución.</text:span></text:p>
      <text:p text:style-name="P1"/>
      <text:p text:style-name="P2">*A diferencia de Java en C/ C++ el programador participa activamente en el ciclo de vida del programa (1→4).</text:p>
      <text:p text:style-name="P2"/>
      <text:p text:style-name="P4">El sistema operativo </text:p>
      <text:p text:style-name="P2"/>
      <text:p text:style-name="P2">Es software, colocado directamente sobre el hardware.</text:p>
      <text:p text:style-name="P2"/>
      <text:p text:style-name="P2">De cara al programador, el S.O provee un API que abstrae los recursos y que permite construir programas de aplicación para el usuario final.</text:p>
      <text:p text:style-name="P2"/>
      <text:p text:style-name="P2">De manera general, las funciones del S.O son:</text:p>
      <text:p text:style-name="P2"/>
      <text:p text:style-name="P2">Administrar procesos (CPU).</text:p>
      <text:p text:style-name="P2">Administrar memoria (RAM).</text:p>
      <text:p text:style-name="P2">Administrar archivos y disco.</text:p>
      <text:p text:style-name="P2">Administrar I/O.</text:p>
      <text:p text:style-name="P2"/>
      <text:p text:style-name="P2">La memoria es un recurso valioso que deber ser administrado cuidadosamente, si no se administra bien, <text:s text:c="2"/>los programas “lucharán” por acaparar la memoria disponible.</text:p>
      <text:p text:style-name="P2"/>
      <text:p text:style-name="P7">Jerarquía de memoria:</text:p>
      <text:p text:style-name="P7"/>
      <text:p text:style-name="P8">[Inserte imagen aquí]</text:p>
      <text:p text:style-name="P8"/>
      <text:p text:style-name="P19">Esquemas de administración de memoria</text:p>
      <text:p text:style-name="P8"/>
      <text:list xml:id="list2666261071" text:style-name="L1">
        <text:list-item>
          <text:p text:style-name="P9">Esquema inexistente.</text:p>
        </text:list-item>
        <text:list-item>
          <text:p text:style-name="P9">Espacio de direcciones.</text:p>
        </text:list-item>
        <text:list-item>
          <text:p text:style-name="P9">Memoria Virtual.</text:p>
        </text:list-item>
      </text:list>
      <text:p text:style-name="P8"/>
      <text:p text:style-name="P8"/>
      <text:p text:style-name="P8"><text:soft-page-break/>Esquema inexistente.</text:p>
      <text:p text:style-name="P8"/>
      <text:list xml:id="list558026741" text:style-name="L2">
        <text:list-item>
          <text:p text:style-name="P10">Utilizado en los mainframes de antaño (60s).</text:p>
        </text:list-item>
        <text:list-item>
          <text:p text:style-name="P10">No había ninguna abstracción de la memoria o los programas “ven” la memoria física.</text:p>
        </text:list-item>
        <text:list-item>
          <text:p text:style-name="P10">Por ejemplo: al ejecutar la instrucción:</text:p>
          <text:p text:style-name="P10"/>
          <text:p text:style-name="P10">MOV Ax, 1000</text:p>
          <text:p text:style-name="P10"/>
          <text:p text:style-name="P10">En realidad, se direcciona la posición de memoria 1000.</text:p>
          <text:p text:style-name="P10"/>
        </text:list-item>
        <text:list-item>
          <text:p text:style-name="P10">El “modelo” es un conjunto de direcciones de 0 al máximo.</text:p>
        </text:list-item>
        <text:list-item>
          <text:p text:style-name="P10">En un momento dado, solo estaba en memoria el S.O y un solo programa de usuarios.</text:p>
        </text:list-item>
        <text:list-item>
          <text:p text:style-name="P10">Algunas variaciones:</text:p>
          <text:p text:style-name="P10"/>
          <text:p text:style-name="P10">[Inserte imagen]</text:p>
          <text:p text:style-name="P10"/>
        </text:list-item>
        <text:list-item>
          <text:p text:style-name="P11">Cuando el S.O ejecuta, un programa, lo copia por entero al RAM, cuando este termina, se ejecuta otro de la misma forma.</text:p>
        </text:list-item>
        <text:list-item>
          <text:p text:style-name="P11">Eventualmente soporta multiprogramación dividiendo la memoria en bloques. Cada bloque tiene una llave asignada por el S.O. Si un programa trata de leer memoria de un bloque que no l pertenece, se detiene su ejecución.</text:p>
        </text:list-item>
        <text:list-item>
          <text:p text:style-name="P11">Sin embargo, existía un problema:</text:p>
          <text:p text:style-name="P11"/>
          <text:p text:style-name="P11">[inserte imagen]</text:p>
          <text:p text:style-name="P11"/>
        </text:list-item>
        <text:list-item>
          <text:p text:style-name="P11">Dado que los programas manipulaban la memoria física, la instrucción 0 del programa B, causa una invasión a programa A.</text:p>
        </text:list-item>
        <text:list-item>
          <text:p text:style-name="P12">Para resolver esto, se usa <text:span text:style-name="T2">“static relocation”</text:span><text:span text:style-name="T3">, esto significa que en la etapa de carga las direcciones a lo interno del código se cambian, sumándolos a la dirección en la que empezó a cargar.</text:span></text:p>
          <text:p text:style-name="P12"><text:span text:style-name="T3"/></text:p>
          <text:p text:style-name="P12"><text:span text:style-name="T4"/></text:p>
          <text:p text:style-name="P27"><text:span text:style-name="T4">E</text:span><text:span text:style-name="T3">spacio de direcciones </text:span></text:p>
        </text:list-item>
      </text:list>
      <text:p text:style-name="P28"><text:span text:style-name="T3"/></text:p>
      <text:list xml:id="list183404192342234" text:continue-numbering="true" text:style-name="L2">
        <text:list-item>
          <text:p text:style-name="P14"><text:span text:style-name="T3">Cada proceso tiene un conjunto fijo de direcciones de memoria que puede utilizar.</text:span></text:p>
        </text:list-item>
        <text:list-item>
          <text:p text:style-name="P14"><text:span text:style-name="T3">Se implementa utilizando </text:span><text:span text:style-name="T2">“dynamic relocation”</text:span><text:span text:style-name="T3">, cada programa cree que empieza en la dirección 0.</text:span></text:p>
        </text:list-item>
        <text:list-item>
          <text:p text:style-name="P14"><text:span text:style-name="T3">El CPU tiene dos registros especiales:</text:span></text:p>
          <text:list>
            <text:list-item>
              <text:list>
                <text:list-item>
                  <text:p text:style-name="P26"><text:span text:style-name="T5">Base</text:span></text:p>
                </text:list-item>
                <text:list-item>
                  <text:p text:style-name="P26"><text:span text:style-name="T5">Límite.</text:span><text:tab/><text:tab/></text:p>
                </text:list-item>
              </text:list>
            </text:list-item>
          </text:list>
          <text:p text:style-name="P11"><text:span text:style-name="T3"/></text:p>
        </text:list-item>
        <text:list-item>
          <text:p text:style-name="P15">Cuando el programa referencia memoria, se le suma la base y se verifica que no sea mayor que el límite.</text:p>
        </text:list-item>
        <text:list-item>
          <text:p text:style-name="P15">En esta generación de S.O, se introduce el concepto de swapping, esto permitió correr un conjunto total de programas mayor que el total de RAM.</text:p>
        </text:list-item>
        <text:list-item>
          <text:p text:style-name="P15">Bajo este esquema un programa corre por cierto tiempo de ser necesario, se bajo al disco y se sube otro programa en su lugar.</text:p>
        </text:list-item>
      </text:list>
      <text:p text:style-name="P16"/>
      <text:p text:style-name="P13"/>
      <text:p text:style-name="P17"><text:soft-page-break/>Memoria virtual</text:p>
      <text:p text:style-name="P17"/>
      <text:list xml:id="list1369926803" text:style-name="L3">
        <text:list-item>
          <text:p text:style-name="P20">“Virtual”: “se ve pero exitste” vs. “Transparente”: “Existe pero no se ve”</text:p>
        </text:list-item>
        <text:list-item>
          <text:p text:style-name="P21">El tamaño de los programas crece más rápido que la cantidad de RAM disponible.</text:p>
        </text:list-item>
        <text:list-item>
          <text:p text:style-name="P21">Existe una memoria virtual de mayor tamaño que el RAM. El programa opera sobre dicha memoria virtual, creyendo que en su totalidad, está en el RAM.</text:p>
          <text:p text:style-name="P21"/>
          <text:p text:style-name="P21">[Inserte imagen]</text:p>
          <text:p text:style-name="P21"/>
        </text:list-item>
        <text:list-item>
          <text:p text:style-name="P18">El programa se divide en páginas. Cada página es un bloque de memoria contigua.</text:p>
        </text:list-item>
        <text:list-item>
          <text:p text:style-name="P18">La memoria real se divide en páginas. Las páginas reales y virtual son del mismo tamaño.</text:p>
        </text:list-item>
        <text:list-item>
          <text:p text:style-name="P18">Cada página virtual se mapea a una página real. Esto mapeo se hace mediante el MMU (Memory Management Unit) que es hardware especializado.</text:p>
          <text:p text:style-name="P18"/>
        </text:list-item>
        <text:list-item>
          <text:p text:style-name="P18">[Inserte Imagen]</text:p>
        </text:list-item>
        <text:list-item>
          <text:p text:style-name="P18">La MMU tiene la tabla <text:s/>de páginas dicha tabla mantiene el mapeo entre páginas reales y virtuales. </text:p>
        </text:list-item>
        <text:list-item>
          <text:p text:style-name="P18">Cuando el programa referencia una página no cargada, se dispara un <text:span text:style-name="T2">page fault.</text:span></text:p>
        </text:list-item>
        <text:list-item>
          <text:p text:style-name="P21">En un <text:span text:style-name="T2">page fault, </text:span>se trae la página del disco y se actualiza <text:span text:style-name="T6">la tabla.</text:span></text:p>
        </text:list-item>
        <text:list-item>
          <text:p text:style-name="P22">Si la tabla de páginas está llena, se aplica un algoritmo de reemplazo.</text:p>
          <text:p text:style-name="P22"/>
        </text:list-item>
      </text:list>
      <text:p text:style-name="P23">A nivel de proceso (programa en ejecución):</text:p>
      <text:p text:style-name="P23"/>
      <text:list xml:id="list3625518080" text:style-name="L4">
        <text:list-item>
          <text:p text:style-name="P24">La memoria para un proceso tiene una estructura bien definida. Esta estructura puede variar según el compilador.</text:p>
        </text:list-item>
        <text:list-item>
          <text:p text:style-name="P24">Para el lenguaje C/C++, la estructura tiende a ser:</text:p>
          <text:p text:style-name="P24"/>
          <text:p text:style-name="P24">[Inserte imagen]</text:p>
        </text:list-item>
        <text:list-item>
          <text:p text:style-name="P24">Código: código ejecutable.</text:p>
        </text:list-item>
        <text:list-item>
          <text:p text:style-name="P24">Datos inicializados: <text:s/>variables globales y estáticas inicializados por el programador.</text:p>
        </text:list-item>
        <text:list-item>
          <text:p text:style-name="P24">Datos sin inicializar: variables globales no inicializados.</text:p>
          <text:p text:style-name="P24"/>
        </text:list-item>
      </text:list>
      <text:p text:style-name="P23">HEAP y STACK: Secciones especiales</text:p>
      <text:p text:style-name="P23"/>
      <text:list xml:id="list1051624443" text:style-name="L5">
        <text:list-item>
          <text:p text:style-name="P25">Parámetros de línea de comandos y variables de ambiente: parámetros pasados al programa y variables definidas en el shell.</text:p>
        </text:list-item>
      </text:list>
      <text:p text:style-name="P17"/>
      <text:p text:style-name="P13"/>
      <text:p text:style-name="P6"/>
      <text:p text:style-name="P6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6:44:33.519836554</meta:creation-date>
    <dc:date>2019-11-06T18:34:03.006199224</dc:date>
    <meta:editing-duration>PT29M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87" meta:word-count="807" meta:character-count="4659" meta:non-whitespace-character-count="3975"/>
  </office:meta>
</office:document-meta>
</file>